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'''</text:p>
      <text:p text:style-name="Standard">Leandro Ribeiro</text:p>
      <text:p text:style-name="Standard">Brian Doyle</text:p>
      <text:p text:style-name="Standard">lribeir1@binghamton.edu</text:p>
      <text:p text:style-name="Standard">bdoyle2@binghamton.edu</text:p>
      <text:p text:style-name="Standard">CS 110 B54</text:p>
      <text:p text:style-name="Standard">CAs: Nuri &amp; Vlad</text:p>
      <text:p text:style-name="Standard">'''</text:p>
      <text:p text:style-name="Standard">import random</text:p>
      <text:p text:style-name="Standard"/>
      <text:p text:style-name="Standard">'''</text:p>
      <text:p text:style-name="Standard">This class represents a drinking game named: Kings. This class makes</text:p>
      <text:p text:style-name="Standard">use of several different constants defined within the class, along</text:p>
      <text:p text:style-name="Standard">with the use of different constructors, accessors, mutators</text:p>
      <text:p text:style-name="Standard">and tostrings. The class Game allows for the playing of Kings, which</text:p>
      <text:p text:style-name="Standard">allows the user to select a card and then display the official rule</text:p>
      <text:p text:style-name="Standard">associated with the card. When the deck is exhausted the Game class</text:p>
      <text:p text:style-name="Standard">will terminate. </text:p>
      <text:p text:style-name="Standard"/>
      <text:p text:style-name="Standard">Output to GUI:</text:p>
      <text:p text:style-name="Standard"><text:s text:c="2"/>Back of card = gif</text:p>
      <text:p text:style-name="Standard"><text:s text:c="2"/>Front of selected card = gif</text:p>
      <text:p text:style-name="Standard"><text:s text:c="2"/>Select button</text:p>
      <text:p text:style-name="Standard"/>
      <text:p text:style-name="Standard">Input from Keyboard:</text:p>
      <text:p text:style-name="Standard"><text:s text:c="2"/>How many players - int</text:p>
      <text:p text:style-name="Standard"><text:s text:c="2"/>King's rules - str</text:p>
      <text:p text:style-name="Standard"/>
      <text:p text:style-name="Standard">Tasked Allocated to Functions:</text:p>
      <text:p text:style-name="Standard"><text:s text:c="2"/>getPlayer() - returns player</text:p>
      <text:p text:style-name="Standard"><text:s text:c="2"/>getCard() - returns card</text:p>
      <text:p text:style-name="Standard"><text:s text:c="2"/>getCardStatus() - returns the rule associated with card</text:p>
      <text:p text:style-name="Standard"><text:s text:c="2"/>getKingCount() - checks how many kings have been in play</text:p>
      <text:p text:style-name="Standard"><text:s text:c="2"/>getPlayerList() - returns the list of players</text:p>
      <text:p text:style-name="Standard"><text:s text:c="2"/>getDiscardPile() - returns the list of cards that already been used</text:p>
      <text:p text:style-name="Standard"><text:s text:c="2"/>sameImage() - checks whether or not that image has been displayed</text:p>
      <text:p text:style-name="Standard"><text:s text:c="2"/>gameOver() - ends game at the point when all cards have been played</text:p>
      <text:p text:style-name="Standard"><text:s text:c="2"/>makeARule() - allows user to input rule for drawn king(s)</text:p>
      <text:p text:style-name="Standard"><text:s text:c="2"/>getCardImage() - displays card image associated with code</text:p>
      <text:p text:style-name="Standard"><text:s text:c="2"/>isPlayable() - predicate to check if that cards has/hasnt been used</text:p>
      <text:p text:style-name="Standard"><text:s text:c="2"/>setPlayerList() - sets how many players are playing</text:p>
      <text:p text:style-name="Standard"><text:s text:c="2"/>makeATurn() - bulky definition that allows for the playing of the game</text:p>
      <text:p text:style-name="Standard"><text:s text:c="2"/>nextPlayer() - runs to next player after user clicks for the next card</text:p>
      <text:p text:style-name="Standard">'''</text:p>
      <text:p text:style-name="Standard"/>
      <text:p text:style-name="Standard">class Game:</text:p>
      <text:p text:style-name="Standard"/>
      <text:p text:style-name="Standard">#-- Class Variables ---------------------------------------------------- </text:p>
      <text:p text:style-name="Standard"><text:s text:c="2"/>ZERO = 0</text:p>
      <text:p text:style-name="Standard"><text:soft-page-break/><text:s text:c="2"/>ONE = 1</text:p>
      <text:p text:style-name="Standard"><text:s text:c="2"/>FOUR = 4</text:p>
      <text:p text:style-name="Standard"><text:s text:c="2"/>THIRTEEN = 13</text:p>
      <text:p text:style-name="Standard"><text:s text:c="2"/>FIFTY_TWO = 52</text:p>
      <text:p text:style-name="Standard"><text:s text:c="2"/>SUITS = 'cdhs'</text:p>
      <text:p text:style-name="Standard"><text:s text:c="2"/>SUIT_NUMBER = 4</text:p>
      <text:p text:style-name="Standard"><text:s text:c="2"/>ACE = 1</text:p>
      <text:p text:style-name="Standard"><text:s text:c="2"/>HIGH_CARD = 14</text:p>
      <text:p text:style-name="Standard"><text:s text:c="2"/>GAME_OVER = 13</text:p>
      <text:p text:style-name="Standard"><text:s text:c="2"/>PLAYER = 'Player '</text:p>
      <text:p text:style-name="Standard"/>
      <text:p text:style-name="Standard"><text:s text:c="2"/># Rule associated with the selected card, used via Indexing</text:p>
      <text:p text:style-name="Standard"><text:s text:c="2"/>RULE_LIST = ['Waterfall: Drink until the person to your left stops.',</text:p>
      <text:p text:style-name="Standard"><text:s text:c="15"/>'Make two people drink or make one person drink twice.',</text:p>
      <text:p text:style-name="Standard"><text:s text:c="15"/>'Take a drink',</text:p>
      <text:p text:style-name="Standard"><text:s text:c="15"/>'Everyone point to the floor, last one pointing drinks.',</text:p>
      <text:p text:style-name="Standard"><text:s text:c="15"/>'All of the guys drink',</text:p>
      <text:p text:style-name="Standard"><text:s text:c="15"/>'All of the ladies drink',</text:p>
      <text:p text:style-name="Standard"><text:s text:c="15"/>'Everyone point to the ceiling, last one pointing drinks',</text:p>
      <text:p text:style-name="Standard"><text:s text:c="15"/>'Pick a "date", every time you drink they will drink with you',</text:p>
      <text:p text:style-name="Standard"><text:s text:c="15"/>'Pick a word, the person to your right must say a word that rhymes, otherwise drink',</text:p>
      <text:p text:style-name="Standard"><text:s text:c="15"/>'Pick a category,the person to your right must come up with something related to that category, otherwise drink',</text:p>
      <text:p text:style-name="Standard"><text:s text:c="15"/>'Place your thumb on the table, last one to place their thumb drinks',</text:p>
      <text:p text:style-name="Standard"><text:s text:c="15"/>"Queen's Cup: The person who draws the final queen must finish their cup.",</text:p>
      <text:p text:style-name="Standard"><text:s text:c="15"/>'Make a rule, everyone must follow this rule for the duration of the game',</text:p>
      <text:p text:style-name="Standard"><text:s text:c="15"/>"You've exhausted the deck, game over!"]</text:p>
      <text:p text:style-name="Standard"/>
      <text:p text:style-name="Standard">#-- Constructor --------------------------------------------------------</text:p>
      <text:p text:style-name="Standard"><text:s text:c="2"/>def __init__(self):</text:p>
      <text:p text:style-name="Standard"><text:s text:c="4"/>self.__playerList = []</text:p>
      <text:p text:style-name="Standard"><text:s text:c="4"/>self.__discardPile = []</text:p>
      <text:p text:style-name="Standard"><text:s text:c="4"/>self.__discardImages = []</text:p>
      <text:p text:style-name="Standard"><text:s text:c="4"/>self.__currentPlayer = 'Player 1'</text:p>
      <text:p text:style-name="Standard"><text:s text:c="4"/>self.__cardCount = self.FIFTY_TWO</text:p>
      <text:p text:style-name="Standard"><text:s text:c="4"/>self.__cardStatus = ''</text:p>
      <text:p text:style-name="Standard"><text:s text:c="4"/>self.__card = None</text:p>
      <text:p text:style-name="Standard"><text:s text:c="4"/>self.__maxPlayers = self.ZERO</text:p>
      <text:p text:style-name="Standard"><text:s text:c="4"/>self.__kingsCount = self.ZERO</text:p>
      <text:p text:style-name="Standard"/>
      <text:p text:style-name="Standard">#-- Accessors ----------------------------------------------------------</text:p>
      <text:p text:style-name="Standard"><text:s text:c="2"/>def getPlayer(self):</text:p>
      <text:p text:style-name="Standard"><text:s text:c="4"/>return self.__currentPlayer</text:p>
      <text:p text:style-name="Standard"/>
      <text:p text:style-name="Standard"><text:s text:c="2"/>def getCard(self):</text:p>
      <text:p text:style-name="Standard"><text:s text:c="4"/>return self.__card</text:p>
      <text:p text:style-name="Standard"/>
      <text:p text:style-name="Standard"><text:s text:c="2"/>def getCardStatus(self):</text:p>
      <text:p text:style-name="Standard"><text:s text:c="4"/>return self.__cardStatus</text:p>
      <text:p text:style-name="Standard"><text:soft-page-break/></text:p>
      <text:p text:style-name="Standard"><text:s text:c="2"/>def getKingCount(self):</text:p>
      <text:p text:style-name="Standard"><text:s text:c="4"/>return self.__kingsCount</text:p>
      <text:p text:style-name="Standard"/>
      <text:p text:style-name="Standard"><text:s text:c="2"/>def getPlayerList(self):</text:p>
      <text:p text:style-name="Standard"><text:s text:c="4"/>return self.__playerList</text:p>
      <text:p text:style-name="Standard"/>
      <text:p text:style-name="Standard"><text:s text:c="2"/>def getDiscardPile(self):</text:p>
      <text:p text:style-name="Standard"><text:s text:c="4"/>return self.__discardPile</text:p>
      <text:p text:style-name="Standard"><text:s text:c="4"/></text:p>
      <text:p text:style-name="Standard"><text:s text:c="2"/>def sameImage(self,image):</text:p>
      <text:p text:style-name="Standard"><text:s text:c="4"/>return image in self.__discardImages</text:p>
      <text:p text:style-name="Standard"/>
      <text:p text:style-name="Standard"><text:s text:c="2"/>def gameOver(self):</text:p>
      <text:p text:style-name="Standard"><text:s text:c="4"/>return self.__cardCount == self.ZERO</text:p>
      <text:p text:style-name="Standard"/>
      <text:p text:style-name="Standard"><text:s text:c="2"/>def makeARule(self,rule):</text:p>
      <text:p text:style-name="Standard"><text:s text:c="4"/>newRule = 'Rule '+str(self.__kingsCount)+': '+ rule</text:p>
      <text:p text:style-name="Standard"><text:s text:c="4"/>return newRule</text:p>
      <text:p text:style-name="Standard"/>
      <text:p text:style-name="Standard"><text:s text:c="2"/>def getCardImage(self):</text:p>
      <text:p text:style-name="Standard"><text:s text:c="4"/>image = self.SUITS[random.randrange(self.SUIT_NUMBER)] + str(self.__card)+'.gif'</text:p>
      <text:p text:style-name="Standard"><text:s text:c="4"/>while self.sameImage(image):</text:p>
      <text:p text:style-name="Standard"><text:s text:c="6"/>image = self.SUITS[random.randrange(self.SUIT_NUMBER)] + str(self.__card)+'.gif'</text:p>
      <text:p text:style-name="Standard"><text:s text:c="4"/>self.__discardImages += [image]</text:p>
      <text:p text:style-name="Standard"><text:s text:c="4"/>return image</text:p>
      <text:p text:style-name="Standard"><text:s text:c="2"/></text:p>
      <text:p text:style-name="Standard">#-- Predicates ---------------------------------------------------------</text:p>
      <text:p text:style-name="Standard"/>
      <text:p text:style-name="Standard"><text:s text:c="2"/>def isPlayable(self):</text:p>
      <text:p text:style-name="Standard"><text:s text:c="4"/>return self.__discardPile.count(self.__card) &lt; self.FOUR</text:p>
      <text:p text:style-name="Standard"/>
      <text:p text:style-name="Standard">#-- Mutators -----------------------------------------------------------</text:p>
      <text:p text:style-name="Standard"/>
      <text:p text:style-name="Standard"><text:s text:c="2"/>def setPlayerList(self,playerNum):</text:p>
      <text:p text:style-name="Standard"><text:s text:c="4"/>for i in range(self.ONE,playerNum+self.ONE):</text:p>
      <text:p text:style-name="Standard"><text:s text:c="6"/>myPlayer = self.PLAYER + str(i)</text:p>
      <text:p text:style-name="Standard"><text:s text:c="6"/>self.__playerList += [myPlayer]</text:p>
      <text:p text:style-name="Standard"><text:s text:c="6"/>myPlayer = ''</text:p>
      <text:p text:style-name="Standard"><text:s text:c="4"/>self.__maxPlayers = len(self.__playerList)</text:p>
      <text:p text:style-name="Standard"><text:s text:c="6"/></text:p>
      <text:p text:style-name="Standard"><text:s text:c="2"/>def makeATurn(self):</text:p>
      <text:p text:style-name="Standard"><text:s text:c="4"/>if self.gameOver():</text:p>
      <text:p text:style-name="Standard"><text:s text:c="6"/>self.__cardStatus = self.RULE_LIST[self.GAME_OVER]</text:p>
      <text:p text:style-name="Standard"><text:s text:c="4"/>else:</text:p>
      <text:p text:style-name="Standard"><text:s text:c="6"/>self.__card = random.randrange(self.ACE,self.HIGH_CARD)</text:p>
      <text:p text:style-name="Standard"><text:s text:c="6"/>while not self.isPlayable():</text:p>
      <text:p text:style-name="Standard"><text:s text:c="8"/>self.__card = random.randrange(self.ACE,self.HIGH_CARD)</text:p>
      <text:p text:style-name="Standard"><text:s text:c="6"/>self.__cardStatus = self.RULE_LIST[self.__card - self.ONE]</text:p>
      <text:p text:style-name="Standard"><text:soft-page-break/><text:s text:c="6"/>self.__discardPile += [self.__card]</text:p>
      <text:p text:style-name="Standard"><text:s text:c="6"/>if self.__card == self.THIRTEEN:</text:p>
      <text:p text:style-name="Standard"><text:s text:c="8"/>self.__kingsCount += self.ONE</text:p>
      <text:p text:style-name="Standard"><text:s text:c="6"/>if self.__cardCount &lt; self.FIFTY_TWO:</text:p>
      <text:p text:style-name="Standard"><text:s text:c="8"/>self.nextPlayer()</text:p>
      <text:p text:style-name="Standard"><text:s text:c="6"/>self.__cardCount -= self.ONE</text:p>
      <text:p text:style-name="Standard"><text:s text:c="2"/></text:p>
      <text:p text:style-name="Standard"><text:s text:c="2"/>def nextPlayer(self):</text:p>
      <text:p text:style-name="Standard"><text:s text:c="4"/>if self.__currentPlayer == self.__playerList[self.__maxPlayers-self.ONE]:</text:p>
      <text:p text:style-name="Standard"><text:s text:c="6"/>self.__currentPlayer = self.PLAYER+'1'</text:p>
      <text:p text:style-name="Standard"><text:s text:c="4"/>else:</text:p>
      <text:p text:style-name="Standard"><text:s text:c="6"/>self.__currentPlayer = self.__playerList[self.__playerList.index(\</text:p>
      <text:p text:style-name="Standard"><text:s text:c="8"/>self.__currentPlayer)+self.ONE]</text:p>
      <text:p text:style-name="Standard"><text:s text:c="4"/></text:p>
      <text:p text:style-name="Standard"/>
      <text:p text:style-name="Standard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15:18:18</meta:creation-date>
    <dc:date>2015-12-09T15:18:55</dc:date>
    <meta:editing-duration>P0D</meta:editing-duration>
    <meta:editing-cycles>1</meta:editing-cycles>
    <meta:document-statistic meta:table-count="0" meta:image-count="0" meta:object-count="0" meta:page-count="4" meta:paragraph-count="141" meta:word-count="630" meta:character-count="5373" meta:non-whitespace-character-count="4331"/>
    <meta:generator>LibreOffice/3.5$Linux_X86_64 LibreOffice_project/350m1$Build-2</meta:generator>
  </office:meta>
</office:document-meta>
</file>